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020e" officeooo:paragraph-rsid="000d020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d020e" officeooo:paragraph-rsid="000d020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e420a" officeooo:paragraph-rsid="000e420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officeooo:rsid="000d020e" officeooo:paragraph-rsid="000d020e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officeooo:rsid="000dbdce" officeooo:paragraph-rsid="000dbdce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officeooo:rsid="000e420a" officeooo:paragraph-rsid="000e420a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0e8e78" officeooo:paragraph-rsid="000e8e78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0fae46" officeooo:paragraph-rsid="000fae46" style:font-size-asian="12.25pt" style:font-style-asian="normal" style:font-size-complex="1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bdce"/>
    </style:style>
    <style:style style:name="T3" style:family="text">
      <style:text-properties officeooo:rsid="000e8e78"/>
    </style:style>
    <style:style style:name="T4" style:family="text">
      <style:text-properties officeooo:rsid="000fae46"/>
    </style:style>
    <style:style style:name="T5" style:family="text">
      <style:text-properties officeooo:rsid="0011795f"/>
    </style:style>
    <style:style style:name="T6" style:family="text">
      <style:text-properties officeooo:rsid="0016a9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</text:p>
      <text:p text:style-name="P2">Каждый светофор задается 3 параметрами: время зеленого и красного, и что включено в начальный момент времени</text:p>
      <text:p text:style-name="P3">На каждый перекресток 2 светофора</text:p>
      <text:p text:style-name="P2">Задачется размер поля (<text:span text:style-name="T6">N </text:span>x <text:span text:style-name="T6">M</text:span>) и длины дорог («веса» ребер)<text:span text:style-name="T1"> </text:span></text:p>
      <text:p text:style-name="P2"><text:span text:style-name="T1">(подумать про закрытые дороги)</text:span></text:p>
      <text:p text:style-name="P4">Оценивается максимальное время простоя <text:span text:style-name="T2">из всех машин</text:span>, которое надо минимизировать</text:p>
      <text:p text:style-name="P4">Все машины едут сверху вниз и слева направо</text:p>
      <text:p text:style-name="P5">Из каждой верхней и левой дороги едт только по одной машине</text:p>
      <text:p text:style-name="P5"/>
      <text:p text:style-name="P6">Хранить поле(ребр<text:span text:style-name="T4">а</text:span>), расстановку светофоров(<text:span text:style-name="T3">3х2</text:span> чис<text:span text:style-name="T3">ел</text:span> <text:span text:style-name="T3">на перекресток</text:span>) и время</text:p>
      <text:p text:style-name="P6"/>
      <text:p text:style-name="P7">Нужно находить оптимальную расстоновку светофоров в данный момент времени.</text:p>
      <text:p text:style-name="P7"/>
      <text:p text:style-name="P8">Нужен интерфейс для выгрузки расстановки светофоров и длин улиц</text:p>
      <text:p text:style-name="P8"/>
      <text:p text:style-name="P8">2 функции: оценка оптимальности и пожаговая <text:span text:style-name="T5">реализац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7:51:10.948732033</meta:creation-date>
    <dc:date>2020-02-06T10:31:25.877851203</dc:date>
    <meta:editing-duration>PT16H30M1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1" meta:paragraph-count="12" meta:word-count="100" meta:character-count="687" meta:non-whitespace-character-count="598"/>
  </office:meta>
</office:document-meta>
</file>